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ebce" officeooo:paragraph-rsid="0000ebc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0ebce" officeooo:paragraph-rsid="0000ebc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officeooo:rsid="0000ebce" officeooo:paragraph-rsid="0000ebc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Projet Info-SHS</text:p>
      <text:p text:style-name="P2"/>
      <text:p text:style-name="P1"/>
      <text:p text:style-name="P3">L’URL du défi 4.3 sur Gitlab qui nous mène sur notre projet est :</text:p>
      <text:p text:style-name="P3"/>
      <text:p text:style-name="P3">https://mi-git.univ-tlse2.fr/projet_info_shs/defi4.3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21:33:35.443000000</meta:creation-date>
    <dc:date>2024-05-20T21:37:26.797000000</dc:date>
    <meta:editing-duration>PT3M51S</meta:editing-duration>
    <meta:editing-cycles>1</meta:editing-cycles>
    <meta:document-statistic meta:table-count="0" meta:image-count="0" meta:object-count="0" meta:page-count="1" meta:paragraph-count="3" meta:word-count="17" meta:character-count="133" meta:non-whitespace-character-count="118"/>
    <meta:generator>LibreOffice/7.5.3.2$Windows_X86_64 LibreOffice_project/9f56dff12ba03b9acd7730a5a481eea045e468f3</meta:generator>
  </office:meta>
</office:document-meta>
</file>